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Geomanist" svg:font-family="Geomanist" style:font-family-generic="modern" style:font-pitch="variable" svg:panose-1="2 0 5 3 4 0 0 2 0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/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/>
    <style:style style:name="P58" style:parent-style-name="Textbody" style:family="paragraph"/>
    <style:style style:name="P59" style:parent-style-name="Textbody" style:family="paragraph"/>
    <style:style style:name="P60" style:parent-style-name="Textbody" style:family="paragraph"/>
    <style:style style:name="P61" style:parent-style-name="Textbody" style:family="paragraph"/>
    <style:style style:name="P62" style:parent-style-name="Textbody" style:family="paragraph"/>
    <style:style style:name="P63" style:parent-style-name="Textbody" style:family="paragraph"/>
    <style:style style:name="P64" style:parent-style-name="Textbody" style:family="paragraph"/>
    <style:style style:name="P65" style:parent-style-name="Textbody" style:family="paragraph"/>
    <style:style style:name="P66" style:parent-style-name="Textbody" style:family="paragraph"/>
    <style:style style:name="P67" style:parent-style-name="Textbody" style:family="paragraph"/>
    <style:style style:name="P68" style:parent-style-name="Textbody" style:family="paragraph"/>
    <style:style style:name="P69" style:parent-style-name="Textbody" style:family="paragraph"/>
    <style:style style:name="P70" style:parent-style-name="Textbody" style:family="paragraph"/>
    <style:style style:name="P71" style:parent-style-name="Textbody" style:family="paragraph"/>
    <style:style style:name="P72" style:parent-style-name="Textbody" style:family="paragraph"/>
    <style:style style:name="P73" style:parent-style-name="Textbody" style:family="paragraph"/>
    <style:style style:name="P74" style:parent-style-name="Textbody" style:family="paragraph"/>
    <style:style style:name="P75" style:parent-style-name="Textbody" style:family="paragraph"/>
    <style:style style:name="P76" style:parent-style-name="Textbody" style:family="paragraph"/>
    <style:style style:name="P77" style:parent-style-name="Textbody" style:family="paragraph"/>
    <style:style style:name="P78" style:parent-style-name="Textbody" style:family="paragraph"/>
    <style:style style:name="P79" style:parent-style-name="Textbody" style:family="paragraph"/>
    <style:style style:name="P80" style:parent-style-name="Textbody" style:family="paragraph"/>
    <style:style style:name="P81" style:parent-style-name="Textbody" style:family="paragraph"/>
    <style:style style:name="P82" style:parent-style-name="Textbody" style:family="paragraph"/>
    <style:style style:name="P83" style:parent-style-name="Textbody" style:family="paragraph"/>
    <style:style style:name="P84" style:parent-style-name="Textbody" style:family="paragraph"/>
    <style:style style:name="P85" style:parent-style-name="Textbody" style:family="paragraph"/>
    <style:style style:name="P86" style:parent-style-name="Textbody" style:family="paragraph"/>
    <style:style style:name="P87" style:parent-style-name="Textbody" style:family="paragraph"/>
    <style:style style:name="P88" style:parent-style-name="Textbody" style:family="paragraph"/>
    <style:style style:name="P89" style:parent-style-name="Textbody" style:family="paragraph"/>
    <style:style style:name="P90" style:parent-style-name="Textbody" style:family="paragraph"/>
    <style:style style:name="P91" style:parent-style-name="Textbody" style:family="paragraph"/>
    <style:style style:name="P92" style:parent-style-name="Textbody" style:family="paragraph"/>
    <style:style style:name="P93" style:parent-style-name="Textbody" style:family="paragraph"/>
    <style:style style:name="P94" style:parent-style-name="Textbody" style:family="paragraph"/>
    <style:style style:name="P95" style:parent-style-name="Textbody" style:family="paragraph"/>
    <style:style style:name="P96" style:parent-style-name="Textbody" style:family="paragraph"/>
    <style:style style:name="P97" style:parent-style-name="Textbody" style:family="paragraph"/>
    <style:style style:name="P98" style:parent-style-name="Textbody" style:family="paragraph"/>
    <style:style style:name="P99" style:parent-style-name="Textbody" style:family="paragraph"/>
    <style:style style:name="P100" style:parent-style-name="Textbody" style:family="paragraph"/>
    <style:style style:name="P101" style:parent-style-name="Textbody" style:family="paragraph"/>
    <style:style style:name="P102" style:parent-style-name="Textbody" style:family="paragraph"/>
    <style:style style:name="P103" style:parent-style-name="Textbody" style:family="paragraph"/>
    <style:style style:name="P104" style:parent-style-name="Textbody" style:family="paragraph"/>
    <style:style style:name="P105" style:parent-style-name="Textbody" style:family="paragraph"/>
    <style:style style:name="P106" style:parent-style-name="Textbody" style:family="paragraph"/>
    <style:style style:name="P107" style:parent-style-name="Textbody" style:family="paragraph"/>
    <style:style style:name="P108" style:parent-style-name="Textbody" style:family="paragraph"/>
    <style:style style:name="P109" style:parent-style-name="Textbody" style:family="paragraph"/>
    <style:style style:name="P110" style:parent-style-name="Textbody" style:family="paragraph"/>
    <style:style style:name="P111" style:parent-style-name="Textbody" style:family="paragraph"/>
    <style:style style:name="P112" style:parent-style-name="Textbody" style:family="paragraph"/>
    <style:style style:name="P113" style:parent-style-name="Textbody" style:family="paragraph"/>
    <style:style style:name="P114" style:parent-style-name="Textbody" style:family="paragraph"/>
    <style:style style:name="P115" style:parent-style-name="Textbody" style:family="paragraph"/>
    <style:style style:name="P116" style:parent-style-name="Textbody" style:family="paragraph"/>
    <style:style style:name="P117" style:parent-style-name="Textbody" style:family="paragraph"/>
    <style:style style:name="P118" style:parent-style-name="Textbody" style:family="paragraph"/>
    <style:style style:name="P119" style:parent-style-name="Textbody" style:family="paragraph"/>
    <style:style style:name="P120" style:parent-style-name="Textbody" style:family="paragraph"/>
    <style:style style:name="P121" style:parent-style-name="Textbody" style:family="paragraph"/>
    <style:style style:name="P122" style:parent-style-name="Textbody" style:family="paragraph"/>
    <style:style style:name="P123" style:parent-style-name="Textbody" style:family="paragraph"/>
    <style:style style:name="P124" style:parent-style-name="Textbody" style:family="paragraph"/>
  </office:automatic-styles>
  <office:body>
    <office:text text:use-soft-page-breaks="true">
      <text:p text:style-name="P1">Auditer l’accessibilité avec le RGAA 3</text:p>
      <text:p text:style-name="Titre">Programme de la formation</text:p>
      <text:p text:style-name="Standard"/>
      <text:h text:style-name="Titre1" text:outline-level="1">Introduction</text:h>
      <text:list text:style-name="LFO1" text:continue-numbering="true">
        <text:list-item>
          <text:p text:style-name="P2">Accessibilité numérique et universalité : deux notions différentes ;</text:p>
        </text:list-item>
        <text:list-item>
          <text:p text:style-name="P3">Les besoins spécifiques pour la<text:s/>consultation des sites web ;</text:p>
        </text:list-item>
        <text:list-item>
          <text:p text:style-name="P4">Les technologies d’assistance ;</text:p>
        </text:list-item>
        <text:list-item>
          <text:p text:style-name="P5">La norme internationale : WCAG ;</text:p>
        </text:list-item>
        <text:list-item>
          <text:p text:style-name="P6">Le RGAA 3 : description de sa composition ;</text:p>
        </text:list-item>
        <text:list-item>
          <text:p text:style-name="P7">Le référentiel technique du RGAA 3 et ses 6 sections ;</text:p>
        </text:list-item>
        <text:list-item>
          <text:p text:style-name="P8">La notion d’aménagement raisonnable ;</text:p>
        </text:list-item>
        <text:list-item>
          <text:p text:style-name="P9">Les 3 niveaux d’accessibilité.</text:p>
        </text:list-item>
      </text:list>
      <text:h text:style-name="Titre1" text:outline-level="1">HTML : Sémantique et structuration</text:h>
      <text:list text:style-name="LFO2" text:continue-numbering="true">
        <text:list-item>
          <text:p text:style-name="P10">Respect des standards : doctype, langue et code source valide ;</text:p>
        </text:list-item>
        <text:list-item>
          <text:p text:style-name="P11">Respect de la sémantique et du balisage ;</text:p>
        </text:list-item>
        <text:list-item>
          <text:p text:style-name="P12">Titre des pages ;</text:p>
        </text:list-item>
        <text:list-item>
          <text:p text:style-name="P13">Structure du document : balises HTML5 ;</text:p>
        </text:list-item>
      </text:list>
      <text:p text:style-name="Textbody"/>
      <text:p text:style-name="Textbody"/>
      <text:p text:style-name="Textbody">Introduction</text:p>
      <text:list text:style-name="LFO15" text:continue-numbering="true">
        <text:list-item>
          <text:p text:style-name="P14">Évolution de la définition du handicap</text:p>
        </text:list-item>
        <text:list-item>
          <text:p text:style-name="P15">Typologie des handicaps</text:p>
        </text:list-item>
        <text:list-item>
          <text:p text:style-name="P16">Une population diverse et variée aux besoins différents.</text:p>
        </text:list-item>
        <text:list-item>
          <text:p text:style-name="P17">Accessibilité et universalité</text:p>
        </text:list-item>
        <text:list-item>
          <text:p text:style-name="P18">Définition de l'accessibilité du Web</text:p>
        </text:list-item>
        <text:list-item>
          <text:p text:style-name="P19">Besoins spécifiques sur le web</text:p>
        </text:list-item>
        <text:list-item>
          <text:p text:style-name="P20">Le principe des technologies d'assistance</text:p>
        </text:list-item>
        <text:list-item>
          <text:p text:style-name="P21">Technologies d'assistance pour l'ordinateur</text:p>
        </text:list-item>
        <text:list-item>
          <text:p text:style-name="P22">Démonstrations</text:p>
        </text:list-item>
      </text:list>
      <text:p text:style-name="Textbody">Normes et référentiel</text:p>
      <text:list text:style-name="LFO14" text:continue-numbering="true">
        <text:list-item>
          <text:p text:style-name="P23">Les normes d'accessibilité du W3C</text:p>
        </text:list-item>
        <text:list-item>
          <text:p text:style-name="P24">Les WCAG 2</text:p>
        </text:list-item>
        <text:list-item>
          <text:p text:style-name="P25">Trois niveaux d'accessibilité</text:p>
        </text:list-item>
        <text:list-item>
          <text:p text:style-name="P26">Le cas du triple A (AAA)</text:p>
        </text:list-item>
      </text:list>
      <text:p text:style-name="Textbody">De la norme au référentiel</text:p>
      <text:list text:style-name="LFO13" text:continue-numbering="true">
        <text:list-item>
          <text:p text:style-name="P27">Force et faiblesse des WCAG 2</text:p>
        </text:list-item>
        <text:list-item>
          <text:p text:style-name="P28">Pourquoi un référentiel ?</text:p>
        </text:list-item>
        <text:list-item>
          <text:p text:style-name="P29">RGAA 3</text:p>
        </text:list-item>
        <text:list-item>
          <text:p text:style-name="P30">Zoom sur le référentiel technique</text:p>
        </text:list-item>
        <text:list-item>
          <text:p text:style-name="P31">Compatible avec l'accessibilité</text:p>
        </text:list-item>
        <text:list-item>
          <text:p text:style-name="P32">La base de référence</text:p>
        </text:list-item>
        <text:list-item>
          <text:p text:style-name="P33">La notion d'aménagement raisonnable</text:p>
        </text:list-item>
        <text:list-item>
          <text:p text:style-name="P34">Refus d'aménagement raisonnable = discrimination</text:p>
        </text:list-item>
        <text:list-item>
          <text:p text:style-name="P35">L'article 47 de la loi de 2005 pour les administrations</text:p>
        </text:list-item>
      </text:list>
      <text:p text:style-name="Textbody">Développer accessible avec le RGAA 3</text:p>
      <text:p text:style-name="Textbody">HTML : sémantique et structuration</text:p>
      <text:list text:style-name="LFO3" text:continue-numbering="true">
        <text:list-item>
          <text:p text:style-name="P36">Respect des standards</text:p>
        </text:list-item>
        <text:list-item>
          <text:p text:style-name="P37">Respect de la sémantique du balisage</text:p>
        </text:list-item>
        <text:list-item>
          <text:p text:style-name="P38">Exemple de détournements :</text:p>
        </text:list-item>
        <text:list-item>
          <text:p text:style-name="P39">Titre de pages &lt;title&gt;</text:p>
        </text:list-item>
        <text:list-item>
          <text:p text:style-name="P40">La structure du document (HTML5)</text:p>
        </text:list-item>
        <text:list-item>
          <text:p text:style-name="P41">&lt;section&gt;</text:p>
        </text:list-item>
        <text:list-item>
          <text:p text:style-name="P42">&lt;article&gt;</text:p>
        </text:list-item>
        <text:list-item>
          <text:p text:style-name="P43">&lt;nav&gt;</text:p>
        </text:list-item>
        <text:list-item>
          <text:p text:style-name="P44">&lt;aside&gt;</text:p>
        </text:list-item>
        <text:list-item>
          <text:p text:style-name="P45">&lt;header&gt;</text:p>
        </text:list-item>
        <text:list-item>
          <text:p text:style-name="P46">&lt;footer&gt;</text:p>
        </text:list-item>
        <text:list-item>
          <text:p text:style-name="P47">&lt;main&gt;</text:p>
        </text:list-item>
        <text:list-item>
          <text:p text:style-name="P48">Plan du document : outline</text:p>
        </text:list-item>
      </text:list>
      <text:p text:style-name="Textbody">Navigation</text:p>
      <text:list text:style-name="LFO4" text:continue-numbering="true">
        <text:list-item>
          <text:p text:style-name="P49">Liens d'accès rapide</text:p>
        </text:list-item>
        <text:list-item>
          <text:p text:style-name="P50">Landmarks ARIA</text:p>
        </text:list-item>
        <text:list-item>
          <text:p text:style-name="P51">Landmarks ARIA</text:p>
        </text:list-item>
        <text:list-item>
          <text:p text:style-name="P52">Systèmes de navigation</text:p>
        </text:list-item>
        <text:list-item>
          <text:p text:style-name="P53">Menu et barre de navigation</text:p>
        </text:list-item>
        <text:list-item>
          <text:p text:style-name="P54">Recherche et plan du site</text:p>
        </text:list-item>
        <text:list-item>
          <text:p text:style-name="P55">Plan du site</text:p>
        </text:list-item>
        <text:list-item>
          <text:p text:style-name="P56">Page active et fil d'ariane</text:p>
        </text:list-item>
        <text:list-item>
          <text:p text:style-name="P57">Liens de navigation</text:p>
        </text:list-item>
        <text:list-item>
          <text:p text:style-name="P58">Liens explicites</text:p>
        </text:list-item>
        <text:list-item>
          <text:p text:style-name="P59">Liens explicites hors contexte</text:p>
        </text:list-item>
        <text:list-item>
          <text:p text:style-name="P60">Liens identiques</text:p>
        </text:list-item>
        <text:list-item>
          <text:p text:style-name="P61">Liens vides</text:p>
        </text:list-item>
        <text:list-item>
          <text:p text:style-name="P62">Liens composites (HTML5)</text:p>
        </text:list-item>
      </text:list>
      <text:p text:style-name="Textbody">Exercice</text:p>
      <text:p text:style-name="Textbody">Contenus</text:p>
      <text:list text:style-name="LFO5" text:continue-numbering="true">
        <text:list-item>
          <text:p text:style-name="P63">Titrage du contenu</text:p>
        </text:list-item>
        <text:list-item>
          <text:p text:style-name="P64">Listes</text:p>
        </text:list-item>
        <text:list-item>
          <text:p text:style-name="P65">Abréviations</text:p>
        </text:list-item>
        <text:list-item>
          <text:p text:style-name="P66">Citations</text:p>
        </text:list-item>
        <text:list-item>
          <text:p text:style-name="P67">Cadres : iframe</text:p>
        </text:list-item>
        <text:list-item>
          <text:p text:style-name="P68">Changements de langue</text:p>
        </text:list-item>
        <text:list-item>
          <text:p text:style-name="P69">Changements de sens de lecture</text:p>
        </text:list-item>
        <text:list-item>
          <text:p text:style-name="P70">Tableaux de mise en forme</text:p>
        </text:list-item>
        <text:list-item>
          <text:p text:style-name="P71">Tableaux de données</text:p>
        </text:list-item>
        <text:list-item>
          <text:p text:style-name="P72">Tableaux complexes</text:p>
        </text:list-item>
        <text:list-item>
          <text:p text:style-name="P73">Images</text:p>
        </text:list-item>
        <text:list-item>
          <text:p text:style-name="P74">Image map (image cliquable côté client)</text:p>
        </text:list-item>
        <text:list-item>
          <text:p text:style-name="P75">Images vectorielles</text:p>
        </text:list-item>
        <text:list-item>
          <text:p text:style-name="P76">Image - description détaillée</text:p>
        </text:list-item>
        <text:list-item>
          <text:p text:style-name="P77">Image captcha</text:p>
        </text:list-item>
        <text:list-item>
          <text:p text:style-name="P78">Texte en image</text:p>
        </text:list-item>
        <text:list-item>
          <text:p text:style-name="P79">Images légendées</text:p>
        </text:list-item>
      </text:list>
      <text:p text:style-name="Textbody">Exercice</text:p>
      <text:p text:style-name="Textbody">Avertir et laisser le contrôle à l'utilisateur</text:p>
      <text:list text:style-name="LFO6" text:continue-numbering="true">
        <text:list-item>
          <text:p text:style-name="P80">Rafraîchissement</text:p>
        </text:list-item>
        <text:list-item>
          <text:p text:style-name="P81">Nouvelle fenêtres</text:p>
        </text:list-item>
        <text:list-item>
          <text:p text:style-name="P82">Documents en téléchargement</text:p>
        </text:list-item>
        <text:list-item>
          <text:p text:style-name="P83">Clignotement et contenus en mouvement</text:p>
        </text:list-item>
        <text:list-item>
          <text:p text:style-name="P84">Effet de Flash</text:p>
        </text:list-item>
        <text:list-item>
          <text:p text:style-name="P85">Son déclenché automatiquement</text:p>
        </text:list-item>
        <text:list-item>
          <text:p text:style-name="P86">Limites de temps</text:p>
        </text:list-item>
      </text:list>
      <text:p text:style-name="Textbody">Présentation - CSS</text:p>
      <text:list text:style-name="LFO7" text:continue-numbering="true">
        <text:list-item>
          <text:p text:style-name="P87">Utilisation de CSS</text:p>
        </text:list-item>
        <text:list-item>
          <text:p text:style-name="P88">Zoom texte</text:p>
        </text:list-item>
        <text:list-item>
          <text:p text:style-name="P89">Visibilité des liens</text:p>
        </text:list-item>
        <text:list-item>
          <text:p text:style-name="P90">Texte caché</text:p>
        </text:list-item>
        <text:list-item>
          <text:p text:style-name="P91">Information par la forme, la taille ou la position</text:p>
        </text:list-item>
        <text:list-item>
          <text:p text:style-name="P92">Information par la couleur</text:p>
        </text:list-item>
        <text:list-item>
          <text:p text:style-name="P93">Contrastes</text:p>
        </text:list-item>
      </text:list>
      <text:p text:style-name="Textbody">Dispositifs d'adaptation</text:p>
      <text:list text:style-name="LFO8" text:continue-numbering="true">
        <text:list-item>
          <text:p text:style-name="P94">Personnalisation adaptation des contenus</text:p>
        </text:list-item>
      </text:list>
      <text:p text:style-name="Textbody">Exercice</text:p>
      <text:p text:style-name="Textbody">Formulaires</text:p>
      <text:list text:style-name="LFO8" text:continue-numbering="true">
        <text:list-item>
          <text:p text:style-name="P95">Étiquette de champ</text:p>
        </text:list-item>
        <text:list-item>
          <text:p text:style-name="P96">Regroupement de champs</text:p>
        </text:list-item>
        <text:list-item>
          <text:p text:style-name="P97">Liste de choix</text:p>
        </text:list-item>
        <text:list-item>
          <text:p text:style-name="P98">Intitulés de bouton</text:p>
        </text:list-item>
        <text:list-item>
          <text:p text:style-name="P99">Aides à la saisie : champs obligatoires</text:p>
        </text:list-item>
        <text:list-item>
          <text:p text:style-name="P100">Aides et contrôles de saisie</text:p>
        </text:list-item>
        <text:list-item>
          <text:p text:style-name="P101">Données sensibles et modifications[AAA]</text:p>
        </text:list-item>
        <text:list-item>
          <text:p text:style-name="P102">Nouveaux éléments de formulaires</text:p>
        </text:list-item>
        <text:list-item>
          <text:p text:style-name="P103">Nouveaux types</text:p>
        </text:list-item>
        <text:list-item>
          <text:p text:style-name="P104">Nouveaux attributs</text:p>
        </text:list-item>
      </text:list>
      <text:p text:style-name="Textbody">Exercice</text:p>
      <text:p text:style-name="Textbody">Multimédia</text:p>
      <text:list text:style-name="LFO9" text:continue-numbering="true">
        <text:list-item>
          <text:p text:style-name="P105">Média temporel - compatible avec les TA</text:p>
        </text:list-item>
        <text:list-item>
          <text:p text:style-name="P106">Média non temporel - compatible avec les TA</text:p>
        </text:list-item>
      </text:list>
      <text:p text:style-name="Textbody">JavaScript et ARIA</text:p>
      <text:list text:style-name="LFO10" text:continue-numbering="true">
        <text:list-item>
          <text:p text:style-name="P107">Ordre de tabulation, piège au clavier</text:p>
        </text:list-item>
        <text:list-item>
          <text:p text:style-name="P108">JavaScript : compatibilité et accès au clavier</text:p>
        </text:list-item>
        <text:list-item>
          <text:p text:style-name="P109">JavaScript : changement de contexte</text:p>
        </text:list-item>
        <text:list-item>
          <text:p text:style-name="P110">JavaScript : alerte non-sollicitée</text:p>
        </text:list-item>
        <text:list-item>
          <text:p text:style-name="P111">Bibliothèques JavaScript : ressources</text:p>
        </text:list-item>
      </text:list>
      <text:p text:style-name="Textbody">ARIA</text:p>
      <text:list text:style-name="LFO11" text:continue-numbering="true">
        <text:list-item>
          <text:p text:style-name="P112">ARIA : Accessible Rich Internet Applications</text:p>
        </text:list-item>
        <text:list-item>
          <text:p text:style-name="P113">Inspecteur d'interface</text:p>
        </text:list-item>
        <text:list-item>
          <text:p text:style-name="P114">API</text:p>
        </text:list-item>
        <text:list-item>
          <text:p text:style-name="P115">Motif de conception</text:p>
        </text:list-item>
        <text:list-item>
          <text:p text:style-name="P116">Base de référence</text:p>
        </text:list-item>
        <text:list-item>
          <text:p text:style-name="P117">Utiliser ARIA</text:p>
        </text:list-item>
      </text:list>
      <text:p text:style-name="Textbody">Démonstrations ARIA</text:p>
      <text:p text:style-name="Textbody">Exercice</text:p>
      <text:p text:style-name="Textbody">Composants ARIA</text:p>
      <text:p text:style-name="Textbody">Documents de références</text:p>
      <text:list text:style-name="LFO12" text:continue-numbering="true">
        <text:list-item>
          <text:p text:style-name="P118">Référentiel</text:p>
        </text:list-item>
        <text:list-item>
          <text:p text:style-name="P119">WCAG</text:p>
        </text:list-item>
        <text:list-item>
          <text:p text:style-name="P120">HTML</text:p>
        </text:list-item>
        <text:list-item>
          <text:p text:style-name="P121">ARIA</text:p>
        </text:list-item>
        <text:list-item>
          <text:p text:style-name="P122">Guides d'implémentation</text:p>
        </text:list-item>
        <text:list-item>
          <text:p text:style-name="P123">Outils de tests</text:p>
        </text:list-item>
        <text:list-item>
          <text:p text:style-name="P124">Outils automatiques</text:p>
        </text:list-item>
      </text:list>
      <text:p text:style-name="Textbody">Bilan de la formation</text:p>
      <text:p text:style-name="Textbody">Un peu d'administratif</text:p>
      <text:p text:style-name="Textbody">La formation vous a-t-elle plu ?</text:p>
      <text:p text:style-name="Textbody">Merci de votre attention 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Geomanist" svg:font-family="Geomanist" style:font-family-generic="modern" style:font-pitch="variable" svg:panose-1="2 0 5 3 4 0 0 2 0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Geomanist" style:font-name-asian="Geomanist" style:font-name-complex="Geomanist" fo:font-weight="bold" style:font-weight-asian="bold" style:font-weight-complex="bold" fo:font-variant="small-caps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Geomanist" style:font-name-asian="Geomanist" style:font-name-complex="Geomanist" fo:font-weight="bold" style:font-weight-asian="bold" style:font-weight-complex="bold" fo:font-style="italic" style:font-style-asian="italic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Geomanist" style:font-name-asian="Geomanist" style:font-name-complex="Geomanist" fo:font-weight="bold" style:font-weight-asian="bold" style:font-weight-complex="bold" fo:font-style="italic" style:font-style-asian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395in"/>
      <style:text-properties style:font-name="Geomanist" style:font-name-asian="Geomanist" style:font-name-complex="Geomanist" fo:font-size="10.5pt" style:font-size-asian="10.5pt"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style:font-name="Geomanist" style:font-name-asian="Geomanist" style:font-name-complex="Geomanist" fo:font-weight="bold" style:font-weight-asian="bold" style:font-weight-complex="bold" fo:font-size="28pt" style:font-size-asian="28pt" style:font-size-complex="2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Florian Sanders</meta:initial-creator>
    <dc:creator>Florian Sanders</dc:creator>
    <meta:creation-date>2017-11-18T23:39:00Z</meta:creation-date>
    <dc:date>2017-11-18T23:59:00Z</dc:date>
    <meta:print-date>2017-07-25T11:13:00Z</meta:print-date>
    <meta:template xlink:href="Normal.dotm" xlink:type="simple"/>
    <meta:editing-cycles>3</meta:editing-cycles>
    <meta:editing-duration>PT540S</meta:editing-duration>
    <meta:document-statistic meta:page-count="4" meta:paragraph-count="7" meta:word-count="584" meta:character-count="3791" meta:row-count="26" meta:non-whitespace-character-count="3214"/>
  </office:meta>
</office:document-meta>
</file>